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Text_20_body" style:list-style-name="L12">
      <style:paragraph-properties fo:margin-top="0in" fo:margin-bottom="0in"/>
    </style:style>
    <style:style style:name="P49" style:family="paragraph" style:parent-style-name="Text_20_body" style:list-style-name="L12"/>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Standard" style:list-style-name="L16">
      <style:text-properties fo:font-weight="bold" style:font-weight-asian="bold" style:font-weight-complex="bold"/>
    </style:style>
    <style:style style:name="P62" style:family="paragraph" style:parent-style-name="Text_20_body" style:list-style-name="L17">
      <style:paragraph-properties fo:margin-top="0in" fo:margin-bottom="0in"/>
      <style:text-properties style:font-name="Courier New"/>
    </style:style>
    <style:style style:name="P63" style:family="paragraph" style:parent-style-name="Text_20_body" style:list-style-name="L17"/>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DRAFT #20060912</text:p>
      <text:p text:style-name="P3"/>
      <text:p text:style-name="P4">Apache Roller </text:p>
      <text:p text:style-name="P5">Version 3.0 (incubating<text:bookmark-end text:name="DDE_LINK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0">STEP 1: Before you install Roller<text:tab/>4</text:p>
          <text:p text:style-name="P10">STEP 2: Unpack the Roller distribution<text:tab/>5</text:p>
          <text:p text:style-name="P10">STEP 3: Install required third party jars<text:tab/>6</text:p>
          <text:p text:style-name="P11">STEP 3.1: Download and install Hibernate<text:tab/>6</text:p>
          <text:p text:style-name="P11">STEP 3.2: Install JDBC driver jar(s)<text:tab/>6</text:p>
          <text:p text:style-name="P11">STEP 3.3: Install JavaMail and Activation jars<text:tab/>7</text:p>
          <text:p text:style-name="P10">STEP 4: Create Roller tables in your database<text:tab/>8</text:p>
          <text:p text:style-name="P10">STEP 5: Deploy Roller to your application server<text:tab/>9</text:p>
          <text:p text:style-name="P10">STEP 6: Check your internationalization settings<text:tab/>11</text:p>
          <text:p text:style-name="P10">STEP 7: Setup Roller data directories <text:tab/>12</text:p>
          <text:p text:style-name="P11">STEP 7.1: Create uploads directory<text:tab/>12</text:p>
          <text:p text:style-name="P11">STEP 7.2: Create search-index directory<text:tab/>12</text:p>
          <text:p text:style-name="P11">STEP 7.3: Create planet-cache directory (optional)<text:tab/>12</text:p>
          <text:p text:style-name="P11">STEP 7.4: Make sure that the logs subdirectory exists<text:tab/>13</text:p>
          <text:p text:style-name="P10">STEP 8: Review Roller configuration<text:tab/>14</text:p>
          <text:p text:style-name="P11">STEP 8.1: Review the WEB-INF/classes/roller.properties file<text:tab/>14</text:p>
          <text:p text:style-name="P12">Where to define custom properties<text:tab/>14</text:p>
          <text:p text:style-name="P11">STEP 8.2: Change keys in the WEB-INF/security.xml file<text:tab/>15</text:p>
          <text:p text:style-name="P10">STEP 9: Start Tomcat and start using Roller<text:tab/>16</text:p>
          <text:p text:style-name="P10">Appendix A: Upgrading an existing Roller installation<text:tab/>17</text:p>
          <text:p text:style-name="P11">STEP 1: Shutdown and backup your old Roller <text:tab/>17</text:p>
          <text:p text:style-name="P11">STEP 2: Install the new Roller <text:tab/>17</text:p>
          <text:p text:style-name="P11">STEP 3: Copy resources and update configs <text:tab/>18</text:p>
          <text:p text:style-name="P12">3.1 Copy your old resources and other files you've added<text:tab/>18</text:p>
          <text:p text:style-name="P12">3.2 Remove JavaMail jars if duplicated<text:tab/>18</text:p>
          <text:p text:style-name="P12">3.3 Review configuration properties<text:tab/>18</text:p>
          <text:p text:style-name="P11">STEP 4: Upgrade the database <text:tab/>18</text:p>
          <text:p text:style-name="P11">STEP 5: Startup your app server <text:tab/>19</text:p>
          <text:p text:style-name="P10">Appendix B: The WEB-INF/roller.properties file<text:tab/>20</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roller-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8">Find your <text:span text:style-name="T13">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1"/>
      <text:p text:style-name="P51"/>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only need to run two scripts: <text:span text:style-name="T13">210-to-230-migration.sql</text:span> and <text:span text:style-name="T5">240-to-300-migration.sql</text:span> (Roller 2.4 was never officially released). For example, here's how you'd do that for a MySQL database running on UNIX: </text:p>
      <text:p text:style-name="P20"><text:s text:c="4"/>% cd $CATALINA_HOME/webapps/roller/WEB-INF/dbscripts/mysql</text:p>
      <text:p text:style-name="P20"><text:s text:c="4"/>% mysql -u root -p</text:p>
      <text:p text:style-name="P20"><text:s text:c="4"/>password: *****</text:p>
      <text:p text:style-name="P20"><text:s text:c="4"/>mysql&gt; use roller;</text:p>
      <text:p text:style-name="P20"><text:s text:c="4"/>mysql&gt; source 230-to-240-migration.sql</text:p>
      <text:p text:style-name="P20"><text:s text:c="4"/>mysql&gt; source 240-to-300-migration.sql</text:p>
      <text:p text:style-name="P20"><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aglibs.jsp,\</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ext:p text:style-name="P64">#----------------------------------</text:p>
      <text:p text:style-name="P64"># scheduled tasks, each is comma separated list of classes</text:p>
      <text:p text:style-name="P64"/>
      <text:p text:style-name="P64"># Comma separated list of task classnames to be executed once per day</text:p>
      <text:p text:style-name="P64">tasks.daily=org.apache.roller.ui.core.tasks.TurnoverReferersTask\</text:p>
      <text:p text:style-name="P64"/>
      <text:p text:style-name="P64"># Needed to enable nightly fetching of blacklist</text:p>
      <text:p text:style-name="P64">#,org.apache.roller.ui.core.tasks.BlacklistUpdateTask\</text:p>
      <text:p text:style-name="P64"/>
      <text:p text:style-name="P64"># Daily Planet task: syncs weblog list with Roller, refreshes Technorati stats</text:p>
      <text:p text:style-name="P64">#,org.apache.roller.ui.core.tasks.SyncWebsitesTask</text:p>
      <text:p text:style-name="P64"/>
      <text:p text:style-name="P64"># Comma separated list of task classnames to be executed hourly</text:p>
      <text:p text:style-name="P64">tasks.hourly=\</text:p>
      <text:p text:style-name="P64"/>
      <text:p text:style-name="P64"># Hourly Planet task: refresh latest entry list from all weblogs in list</text:p>
      <text:p text:style-name="P64">#org.apache.roller.ui.core.tasks.RefreshEntriesTask</text:p>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 comment authenticator settings (experimental)</text:p>
      <text:p text:style-name="P64">authenticator.classname=org.apache.roller.ui.core.DefaultAuthenticator</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The main page of Roller will become an aggregated view of all blogs in the </text:p>
      <text:p text:style-name="P64"># <text:s text:c="2"/>Roller database, plus those defined in the Planet group 'external'.</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misc settings</text:p>
      <text:p text:style-name="P64"/>
      <text:p text:style-name="P64">rememberme.enabled=true</text:p>
      <text:p text:style-name="P64">debug.memory.enabled=false</text:p>
      <text:p text:style-name="P64">compression.gzipResponse.enabled=true</text:p>
      <text:p text:style-name="P64"/>
      <text:p text:style-name="P64"># editor theme to be used (corresponds to directory name under /theme)</text:p>
      <text:p text:style-name="P64">editor.theme=ta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9-12T13:34:19</dc:date>
    <dc:language>en-US</dc:language>
    <meta:editing-cycles>82</meta:editing-cycles>
    <meta:editing-duration>P1DT4H14M52S</meta:editing-duration>
    <meta:user-defined meta:name="Info 1"/>
    <meta:user-defined meta:name="Info 2"/>
    <meta:user-defined meta:name="Info 3"/>
    <meta:user-defined meta:name="Info 4"/>
    <meta:document-statistic meta:table-count="0" meta:image-count="0" meta:object-count="0" meta:page-count="27" meta:paragraph-count="767" meta:word-count="6989" meta:character-count="49509"/>
  </office:meta>
</office:document-meta>
</file>